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-bes">
      <style:text-properties fo:font-weight="bold" style:font-weight-asian="bold" style:font-weight-complex="bold"/>
    </style:style>
    <style:style style:name="P4" style:family="paragraph" style:parent-style-name="Standard-bes">
      <style:text-properties fo:font-weight="normal" style:font-weight-asian="normal" style:font-weight-complex="normal"/>
    </style:style>
    <style:style style:name="P5" style:family="paragraph" style:parent-style-name="Standard-be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-bes">
      <style:text-properties fo:font-weight="normal" style:font-weight-asian="normal" style:font-weight-complex="normal"/>
    </style:style>
    <style:style style:name="P8" style:family="paragraph" style:parent-style-name="Standard-bes" style:list-style-name="L1"/>
    <style:style style:name="P9" style:family="paragraph" style:parent-style-name="Standard-bes" style:list-style-name="L2"/>
    <style:style style:name="P10" style:family="paragraph" style:parent-style-name="Standard-bes">
      <style:text-properties fo:font-weight="bold" style:font-weight-asian="bold" style:font-weight-complex="bold"/>
    </style:style>
    <style:style style:name="P11" style:family="paragraph" style:parent-style-name="Standard-bes">
      <style:text-properties fo:color="#cc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rz-Kreislauf-System:</text:p>
      <text:p text:style-name="P2"/>
      <text:p text:style-name="Standard-bes">Aufgabe des Kreislaufsystems ist der Transport von Gasen und Stoffwechselprodukten.</text:p>
      <text:p text:style-name="P2"/>
      <text:p text:style-name="P2"/>
      <text:p text:style-name="P2">Blutsystem:</text:p>
      <text:p text:style-name="P2"/>
      <text:p text:style-name="P1">Anatomie:</text:p>
      <text:p text:style-name="Standard-bes">Bestandteile des Blutes: Erythrozyten, Leukozyten, Thrombozyten, Plasma</text:p>
      <text:p text:style-name="Standard-bes"/>
      <text:p text:style-name="P1">Physiologie:</text:p>
      <text:p text:style-name="P4">Erythrozyten(rote Blutkörperchen):</text:p>
      <text:p text:style-name="P4">95% der Zellen im Blut, wichtigste Aufgabe: O2 und CO2 Transport</text:p>
      <text:p text:style-name="P4"/>
      <text:p text:style-name="P4">Leukozyten(weisse Blutkörperchen):</text:p>
      <text:p text:style-name="P4">Abwehr von Krankheitserregern und Fremdstoffen</text:p>
      <text:p text:style-name="P4"/>
      <text:p text:style-name="P4">Thrombozyten(Blutplättchen):</text:p>
      <text:p text:style-name="P4">Blutgerinnung/Blutstillung</text:p>
      <text:p text:style-name="P4"/>
      <text:p text:style-name="P3">Aufgaben des Blutsystems:</text:p>
      <text:p text:style-name="P4">Transport von verschiedenen Substanzen(Nährstoffe, Hormone, Enzyme, Fettsäuren, Elektrolyte) und O2 und CO2.</text:p>
      <text:p text:style-name="P4"/>
      <text:p text:style-name="P4"/>
      <text:p text:style-name="P1">Pathophysiologie:</text:p>
      <text:p text:style-name="P3">Exsikkose: <text:span text:style-name="T2">Austrocknung des Körpers aufgrund von Flüssigkeitsmangel</text:span></text:p>
      <text:p text:style-name="P3">Ödeme: <text:span text:style-name="T2">Flüssigkeitsansammlung im Gewebe</text:span></text:p>
      <text:p text:style-name="P4"/>
      <text:p text:style-name="P4"/>
      <text:p text:style-name="P1">Pathologie:</text:p>
      <text:p text:style-name="P3">Anämie: <text:span text:style-name="T2">Erniedrigte Hämoglobinkonzentration, Erythrozytenzahl und Hämatokrit</text:span></text:p>
      <text:p text:style-name="P4">Ursachen: Bildungsstörung, gesteigerter Abbau oder Verlust von Erythrozyten bei Blutungen</text:p>
      <text:p text:style-name="P4">Symptome: Schwäche, wenig leistungsfähig, Tachykardie, Belastungsdyspnoe</text:p>
      <text:p text:style-name="P4">Therapie: je nach Art der Anämie unterschiedlich</text:p>
      <text:p text:style-name="P4"/>
      <text:p text:style-name="P3">Leukämie: <text:span text:style-name="T2">bösartige Erkrankung der Leukozyten</text:span></text:p>
      <text:p text:style-name="P4">Ursachen: genaue Ursache ist unklar</text:p>
      <text:p text:style-name="P4">Symptome: akute Leukämie: Abgeschlagenheit, Fieber, Nachtschweiß</text:p>
      <text:p text:style-name="P4">Therapie: Chemotherapi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Nieren und Harnleitungssystem</text:p>
      <text:p text:style-name="P2"/>
      <text:p text:style-name="P1">Anatomie und Physiologie:</text:p>
      <text:p text:style-name="Standard-bes">Harnsystem besteht aus: </text:p>
      <text:list xml:id="list2852485097776045510" text:style-name="L1">
        <text:list-item>
          <text:p text:style-name="P8">linker und recher Niere</text:p>
        </text:list-item>
        <text:list-item>
          <text:p text:style-name="P8">den beiden Harnleitern</text:p>
        </text:list-item>
        <text:list-item>
          <text:p text:style-name="P8">der Harnblase</text:p>
        </text:list-item>
        <text:list-item>
          <text:p text:style-name="P8">der Harnröhre</text:p>
        </text:list-item>
      </text:list>
      <text:p text:style-name="Standard-bes"/>
      <text:p text:style-name="Standard-bes">Die Nieren liegen links und rechts der Wirbelsäule unter dem Zwerchfell.</text:p>
      <text:p text:style-name="P3">Aufgaben der Nieren: <text:span text:style-name="T2">Ausscheidung von Stoffwechselprodukten, Regulation des Wasser- u. Elektrolythaushalts, Regulation des Säure-Basen Haushalts, Blutdruckregulation</text:span></text:p>
      <text:p text:style-name="Standard-bes"/>
      <text:p text:style-name="P1">Pathophysiologie:</text:p>
      <text:p text:style-name="Standard-bes">Harninkontinenzen: Stressinkontinenz, Dranginkontinenz, Überlaufinkontinenz</text:p>
      <text:p text:style-name="Standard-bes"><text:span text:style-name="T2">Harnsperre:</text:span> (akuter Harnverhalt) mit Unfähigkeit zu urinieren und starken Schmerzen </text:p>
      <text:p text:style-name="Standard-bes"/>
      <text:p text:style-name="P1">Pathologie:</text:p>
      <text:list xml:id="list5376079200075102316" text:style-name="L2">
        <text:list-item>
          <text:p text:style-name="P9">akute und chronische Niereninsuffizienz</text:p>
        </text:list-item>
        <text:list-item>
          <text:p text:style-name="P9">Dialyse</text:p>
        </text:list-item>
        <text:list-item>
          <text:p text:style-name="P9">Shunt</text:p>
        </text:list-item>
        <text:list-item>
          <text:p text:style-name="P9">Nierensteine</text:p>
        </text:list-item>
      </text:list>
      <text:p text:style-name="Standard-bes"/>
      <text:p text:style-name="Standard-bes"><text:span text:style-name="T1">Prostatahypertrophie:</text:span> </text:p>
      <text:p text:style-name="Standard-bes">Gewebevergrößerung durch Zunahme der Zellgröße bei gleicher Zellzahl.</text:p>
      <text:p text:style-name="Standard-bes"/>
      <text:p text:style-name="P3">Prostatakarzinom: </text:p>
      <text:p text:style-name="P4">häufigster bösartiger Tumor beim Mann</text:p>
      <text:p text:style-name="P4">Ursachen: hormonelle Einflüße, mit zunehmendem Alter familiäre Disposition</text:p>
      <text:p text:style-name="P4">Symptome: häufiger Harndrang, evtl. Blutungen, Hüftschmerzen, Blasenentleerungsstörungen</text:p>
      <text:p text:style-name="P4">Diagnostik: Rektal-digitale Untersuchung, Sonografie, Labor, CT, MRT</text:p>
      <text:p text:style-name="P4">Therapie: radikale Prostataektomie, Strahlentherapie, Hormontherapie, Active Surveillance</text:p>
      <text:p text:style-name="P4"/>
      <text:p text:style-name="P4"/>
      <text:p text:style-name="P1">Flüssigkeitsbilanz:</text:p>
      <text:p text:style-name="Standard-bes">Organismus benötigt eine ausgeglichene Wasserbilanz. </text:p>
      <text:p text:style-name="Standard-bes"/>
      <text:p text:style-name="Standard-bes">Flüssigkeitsabgabe:</text:p>
      <text:p text:style-name="Standard-bes">tägl. Urinausscheidung ca. 2000ml + 200ml mit Stuhl + 300ml durch Schwitzen + 500ml Abgabe durch die Atemluft = 3000ml Abgabe täglich</text:p>
      <text:p text:style-name="Standard-bes"/>
      <text:p text:style-name="Standard-bes">Flüssigkeitsaufnahme:</text:p>
      <text:p text:style-name="Standard-bes">ca. 2000ml durch Trinken + 600ml durch feste Nahrung + 400ml durch Abbau der Nahrungsstoffe = 3000ml Aufnahme täglich</text:p>
      <text:p text:style-name="Standard-bes"/>
      <text:p text:style-name="P3">Elektrolythaushalt:</text:p>
      <text:p text:style-name="P4">Eng an die Regulation des Wasserhaushalts gekoppelt.</text:p>
      <text:p text:style-name="P4">Die mit Nahrung und Getränken zugeführten Elektrolyte werden im Darm resorbiert. (Natrium, Kalium, Kalzium, Magnesium, Chlorid, anorganisches Phosphat)</text:p>
      <text:p text:style-name="Standard-bes"/>
      <text:p text:style-name="Standard-bes"/>
      <text:p text:style-name="Standard-bes"/>
      <text:p text:style-name="Standard-bes"/>
      <text:p text:style-name="Standard-bes"/>
      <text:p text:style-name="Standard-bes"/>
      <text:p text:style-name="Standard-bes"/>
      <text:p text:style-name="Standard-bes"/>
      <text:p text:style-name="Standard-bes"/>
      <text:p text:style-name="Standard-bes"/>
      <text:p text:style-name="Standard-bes"/>
      <text:p text:style-name="Standard-bes"/>
      <text:p text:style-name="P5"><text:soft-page-break/>Magen-Darm-Trakt / Verdauung und Stoffwechsel<text:line-break/></text:p>
      <text:p text:style-name="P1">Anatomie/Physiologie (Verdauungsablauf):</text:p>
      <text:p text:style-name="P3"/>
      <text:p text:style-name="Standard-bes">Schluckreflex</text:p>
      <text:p text:style-name="Standard-bes">Ösophagus(Speiseröhre): Peristaltik</text:p>
      <text:p text:style-name="Standard-bes">Magen → Pförtner</text:p>
      <text:p text:style-name="Standard-bes"/>
      <text:p text:style-name="Standard-bes">Duodenum(Zwölffingerdarm):<text:line-break/>Pankreas(Bauchspeicheldrüse) gibt Pankreassaft in Duodenum ab</text:p>
      <text:p text:style-name="Standard-bes">Galle gibt Gallensäure(für die Fettverdauung) in Duodenum ab</text:p>
      <text:p text:style-name="Standard-bes"/>
      <text:p text:style-name="Standard-bes">Dünndarm: Hauptort der Verdauung → Nahrungsbruchstücke(Moleküle)werden über Epithel der Schleimhaut in Blut u. Lymphgefäße aufgenommen und gelangen über die</text:p>
      <text:p text:style-name="Standard-bes"/>
      <text:p text:style-name="P11">Pfortader in die </text:p>
      <text:p text:style-name="P11">LEBER: zuständig fu.a. für den Kohlenhydrat-, Eiweiß-, Fettstoffwechsel</text:p>
      <text:p text:style-name="Standard-bes"/>
      <text:p text:style-name="Standard-bes">weiter zum Dickdarm:</text:p>
      <text:p text:style-name="Standard-bes">entzieht dem Speisebrei Wasser und Elektrolyte um den Stuhl einzudicken. Beimengung von Schleim zwecks Gleitfähigkeit.</text:p>
      <text:p text:style-name="Standard-bes"/>
      <text:p text:style-name="Standard-bes">Enddarm</text:p>
      <text:p text:style-name="Standard-bes">Stuhlentleeru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tandard-bes" style:family="paragraph" style:parent-style-name="Standard" style:class="text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 g</meta:initial-creator>
    <meta:creation-date>2019-01-24T19:01:32.43</meta:creation-date>
    <meta:generator>OpenOffice/4.1.5$Win32 OpenOffice.org_project/415m1$Build-9789</meta:generator>
    <dc:date>2019-01-24T23:42:19.84</dc:date>
    <dc:creator>g g</dc:creator>
    <meta:editing-duration>PT3H55M47S</meta:editing-duration>
    <meta:editing-cycles>21</meta:editing-cycles>
    <meta:document-statistic meta:table-count="0" meta:image-count="0" meta:object-count="0" meta:page-count="3" meta:paragraph-count="74" meta:word-count="393" meta:character-count="3554"/>
  </office:meta>
</office:document-meta>
</file>